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  <style:text-properties fo:color="#d4d4d4" fo:background-color="#1f1f1f"/>
    </style:style>
    <style:style style:name="P4" style:family="paragraph" style:parent-style-name="Standard">
      <style:paragraph-properties style:line-height-at-least="0.402cm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8.39999961853027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8.39999961853027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8.39999961853027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d4d4d4"/>
    </style:style>
    <style:style style:name="T11" style:family="text">
      <style:text-properties fo:color="#d4d4d4" style:font-name="Consolas" fo:font-size="8.39999961853027pt" fo:font-weight="normal"/>
    </style:style>
    <style:style style:name="T12" style:family="text">
      <style:text-properties fo:color="#d7ba7d" style:font-name="Consolas" fo:font-size="8.39999961853027pt" fo:font-weight="normal"/>
    </style:style>
    <style:style style:name="T13" style:family="text">
      <style:text-properties fo:color="#b5cea8" style:font-name="Consolas" fo:font-size="8.39999961853027pt" fo:font-weight="normal"/>
    </style:style>
    <style:style style:name="T14" style:family="text">
      <style:text-properties fo:color="#dcdcaa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AEVENTS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style</text:span><text:span text:style-name="T2">&gt;</text:span></text:p>
      <text:p text:style-name="P2"><text:span text:style-name="T10">        </text:span><text:span text:style-name="T12">body</text:span><text:span text:style-name="T11"> {</text:span></text:p>
      <text:p text:style-name="P2"><text:span text:style-name="T10">            </text:span><text:span text:style-name="T6">text-align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display</text:span><text:span text:style-name="T11">: </text:span><text:span text:style-name="T8">flex</text:span><text:span text:style-name="T11">;</text:span></text:p>
      <text:p text:style-name="P2"><text:span text:style-name="T10">            </text:span><text:span text:style-name="T6">flex-direction</text:span><text:span text:style-name="T11">: </text:span><text:span text:style-name="T8">column</text:span><text:span text:style-name="T11">;</text:span></text:p>
      <text:p text:style-name="P2"><text:span text:style-name="T10">            </text:span><text:span text:style-name="T6">align-items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3">10%</text:span><text:span text:style-name="T11">; </text:span></text:p>
      <text:p text:style-name="P2"><text:span text:style-name="T10">            </text:span><text:span text:style-name="T6">margin</text:span><text:span text:style-name="T11">: </text:span><text:span text:style-name="T13">0</text:span><text:span text:style-name="T11">;</text:span></text:p>
      <text:p text:style-name="P2"><text:span text:style-name="T10">            </text:span><text:span text:style-name="T6">background-image</text:span><text:span text:style-name="T11">: </text:span><text:span text:style-name="T14">url</text:span><text:span text:style-name="T11">(</text:span><text:span text:style-name="T6">./g.jpg</text:span><text:span text:style-name="T11">);</text:span></text:p>
      <text:p text:style-name="P2"><text:span text:style-name="T10">            </text:span><text:span text:style-name="T6">background-repeat</text:span><text:span text:style-name="T11">: </text:span><text:span text:style-name="T8">no-repeat</text:span><text:span text:style-name="T11">;</text:span></text:p>
      <text:p text:style-name="P2"><text:span text:style-name="T10">            </text:span><text:span text:style-name="T6">background-position</text:span><text:span text:style-name="T11">: </text:span><text:span text:style-name="T13">0%</text:span><text:span text:style-name="T11">;</text:span></text:p>
      <text:p text:style-name="P2"><text:span text:style-name="T10">            </text:span><text:span text:style-name="T6">background-size</text:span><text:span text:style-name="T11">: </text:span><text:span text:style-name="T8">cover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img</text:span><text:span text:style-name="T11">{</text:span></text:p>
      <text:p text:style-name="P2"><text:span text:style-name="T10">            </text:span><text:span text:style-name="T6">width</text:span><text:span text:style-name="T11">: </text:span><text:span text:style-name="T13">100px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8">auto</text:span><text:span text:style-name="T11">;</text:span></text:p>
      <text:p text:style-name="P2"><text:span text:style-name="T10">            </text:span><text:span text:style-name="T6">padding-top</text:span><text:span text:style-name="T11">: </text:span><text:span text:style-name="T13">1%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head</text:span><text:span text:style-name="T11"> {</text:span></text:p>
      <text:p text:style-name="P2"><text:span text:style-name="T10">            </text:span><text:span text:style-name="T6">text-align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margin-bottom</text:span><text:span text:style-name="T11">: </text:span><text:span text:style-name="T13">20px</text:span><text:span text:style-name="T11">; </text:span></text:p>
      <text:p text:style-name="P2"><text:span text:style-name="T10">            </text:span><text:span text:style-name="T6">font-size</text:span><text:span text:style-name="T11">: </text:span><text:span text:style-name="T8">larger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header</text:span><text:span text:style-name="T11"> </text:span><text:span text:style-name="T12">h2</text:span><text:span text:style-name="T11"> </text:span><text:span text:style-name="T12">span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8">#0b2212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italic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nav-links</text:span><text:span text:style-name="T11"> </text:span><text:span text:style-name="T12">a</text:span><text:span text:style-name="T11"> {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text-decoration</text:span><text:span text:style-name="T11">: </text:span><text:span text:style-name="T8">none</text:span><text:span text:style-name="T11">;</text:span></text:p>
      <text:p text:style-name="P2"><text:span text:style-name="T10">            </text:span><text:span text:style-name="T6">margin</text:span><text:span text:style-name="T11">: </text:span><text:span text:style-name="T13">0</text:span><text:span text:style-name="T11"> </text:span><text:span text:style-name="T13">15px</text:span><text:span text:style-name="T11">;</text:span></text:p>
      <text:p text:style-name="P2"><text:span text:style-name="T10">            </text:span><text:span text:style-name="T6">font-weight</text:span><text:span text:style-name="T11">: </text:span><text:span text:style-name="T8">bold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nav-links</text:span><text:span text:style-name="T11"> </text:span><text:span text:style-name="T12">a:hover</text:span><text:span text:style-name="T11"> {</text:span></text:p>
      <text:p text:style-name="P2"><text:span text:style-name="T10">            </text:span><text:span text:style-name="T6">color</text:span><text:span text:style-name="T11">: </text:span><text:span text:style-name="T8">#7a552e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d2</text:span><text:span text:style-name="T11"> {</text:span></text:p>
      <text:p text:style-name="P2"><text:span text:style-name="T10">            </text:span><text:span text:style-name="T6">display</text:span><text:span text:style-name="T11">: </text:span><text:span text:style-name="T8">flex</text:span><text:span text:style-name="T11">;</text:span></text:p>
      <text:p text:style-name="P2"><text:span text:style-name="T10">            </text:span><text:span text:style-name="T6">justify-content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align-items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13">100%</text:span><text:span text:style-name="T11">; </text:span></text:p>
      <text:p text:style-name="P2"><text:span text:style-name="T10">            </text:span><text:span text:style-name="T6">width</text:span><text:span text:style-name="T11">: </text:span><text:span text:style-name="T13">100%</text:span><text:span text:style-name="T11">;</text:span></text:p>
      <text:p text:style-name="P2"><text:span text:style-name="T10">            </text:span><text:span text:style-name="T6">margin-top</text:span><text:span text:style-name="T11">: </text:span><text:span text:style-name="T13">20px</text:span><text:span text:style-name="T11">; </text:span></text:p>
      <text:p text:style-name="P3">        <text:span text:style-name="T9">}</text:span></text:p>
      <text:p text:style-name="P2"><text:soft-page-break/><text:span text:style-name="T10">        </text:span><text:span text:style-name="T12">#d3</text:span><text:span text:style-name="T11">{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8">large</text:span><text:span text:style-name="T11">;</text:span></text:p>
      <text:p text:style-name="P2"><text:span text:style-name="T10">            </text:span><text:span text:style-name="T6">font-style</text:span><text:span text:style-name="T11">: </text:span><text:span text:style-name="T8">unset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#img</text:span><text:span text:style-name="T11"> {</text:span></text:p>
      <text:p text:style-name="P2"><text:span text:style-name="T10">            </text:span><text:span text:style-name="T6">max-width</text:span><text:span text:style-name="T11">: </text:span><text:span text:style-name="T13">100%</text:span><text:span text:style-name="T11">;</text:span></text:p>
      <text:p text:style-name="P2"><text:span text:style-name="T10">            </text:span><text:span text:style-name="T6">max-height</text:span><text:span text:style-name="T11">: </text:span><text:span text:style-name="T13">80vh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display__container</text:span><text:span text:style-name="T11"> {</text:span></text:p>
      <text:p text:style-name="P2"><text:span text:style-name="T10">            </text:span><text:span text:style-name="T6">display</text:span><text:span text:style-name="T11">: </text:span><text:span text:style-name="T8">flex</text:span><text:span text:style-name="T11">;</text:span></text:p>
      <text:p text:style-name="P2"><text:span text:style-name="T10">            </text:span><text:span text:style-name="T6">flex-wrap</text:span><text:span text:style-name="T11">: </text:span><text:span text:style-name="T8">wrap</text:span><text:span text:style-name="T11">;</text:span></text:p>
      <text:p text:style-name="P2"><text:span text:style-name="T10">            </text:span><text:span text:style-name="T6">justify-content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gap</text:span><text:span text:style-name="T11">: </text:span><text:span text:style-name="T13">20px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3">2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display__col</text:span><text:span text:style-name="T11"> {</text:span></text:p>
      <text:p text:style-name="P2"><text:span text:style-name="T10">            </text:span><text:span text:style-name="T6">width</text:span><text:span text:style-name="T11">: </text:span><text:span text:style-name="T13">250px</text:span><text:span text:style-name="T11">;</text:span></text:p>
      <text:p text:style-name="P2"><text:span text:style-name="T10">            </text:span><text:span text:style-name="T6">background-color</text:span><text:span text:style-name="T11">: </text:span><text:span text:style-name="T8">#f5f0e6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3">15px</text:span><text:span text:style-name="T11">;</text:span></text:p>
      <text:p text:style-name="P2"><text:span text:style-name="T10">            </text:span><text:span text:style-name="T6">box-shadow</text:span><text:span text:style-name="T11">: </text:span><text:span text:style-name="T13">0</text:span><text:span text:style-name="T11"> </text:span><text:span text:style-name="T13">4px</text:span><text:span text:style-name="T11"> </text:span><text:span text:style-name="T13">8px</text:span><text:span text:style-name="T11"> </text:span><text:span text:style-name="T14">rgba</text:span><text:span text:style-name="T11">(</text:span><text:span text:style-name="T13">0</text:span><text:span text:style-name="T11">,</text:span><text:span text:style-name="T13">0</text:span><text:span text:style-name="T11">,</text:span><text:span text:style-name="T13">0</text:span><text:span text:style-name="T11">,</text:span><text:span text:style-name="T13">0.2</text:span><text:span text:style-name="T11">);</text:span></text:p>
      <text:p text:style-name="P2"><text:span text:style-name="T10">            </text:span><text:span text:style-name="T6">text-align</text:span><text:span text:style-name="T11">: </text:span><text:span text:style-name="T8">center</text:span><text:span text:style-name="T11">;</text:span></text:p>
      <text:p text:style-name="P2"><text:span text:style-name="T10">            </text:span><text:span text:style-name="T6">margin</text:span><text:span text:style-name="T11">: </text:span><text:span text:style-name="T13">1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display__col</text:span><text:span text:style-name="T11"> </text:span><text:span text:style-name="T12">img</text:span><text:span text:style-name="T11"> {</text:span></text:p>
      <text:p text:style-name="P2"><text:span text:style-name="T10">            </text:span><text:span text:style-name="T6">width</text:span><text:span text:style-name="T11">: </text:span><text:span text:style-name="T13">100%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8">auto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display__content</text:span><text:span text:style-name="T11"> </text:span><text:span text:style-name="T12">h4</text:span><text:span text:style-name="T11"> {</text:span></text:p>
      <text:p text:style-name="P2"><text:span text:style-name="T10">            </text:span><text:span text:style-name="T6">color</text:span><text:span text:style-name="T11">: </text:span><text:span text:style-name="T8">#224b2d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13">1.2rem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</text:span><text:span text:style-name="T11"> {</text:span></text:p>
      <text:p text:style-name="P2"><text:span text:style-name="T10">            </text:span><text:span text:style-name="T6">background-color</text:span><text:span text:style-name="T11">: </text:span><text:span text:style-name="T8">#49614383</text:span><text:span text:style-name="T11">;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3">4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</text:span><text:span text:style-name="T11"> </text:span><text:span text:style-name="T12">img</text:span><text:span text:style-name="T11"> {</text:span></text:p>
      <text:p text:style-name="P2"><text:span text:style-name="T10">            </text:span><text:span text:style-name="T6">width</text:span><text:span text:style-name="T11">: </text:span><text:span text:style-name="T13">80px</text:span><text:span text:style-name="T11">;</text:span></text:p>
      <text:p text:style-name="P2"><text:span text:style-name="T10">            </text:span><text:span text:style-name="T6">height</text:span><text:span text:style-name="T11">: </text:span><text:span text:style-name="T8">auto</text:span><text:span text:style-name="T11">;</text:span></text:p>
      <text:p text:style-name="P2"><text:span text:style-name="T10">            </text:span><text:span text:style-name="T6">margin-bottom</text:span><text:span text:style-name="T11">: </text:span><text:span text:style-name="T13">1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</text:span><text:span text:style-name="T11"> </text:span><text:span text:style-name="T12">button</text:span><text:span text:style-name="T11"> {</text:span></text:p>
      <text:p text:style-name="P2"><text:span text:style-name="T10">            </text:span><text:span text:style-name="T6">background-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color</text:span><text:span text:style-name="T11">: </text:span><text:span text:style-name="T8">#fff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3">10px</text:span><text:span text:style-name="T11"> </text:span><text:span text:style-name="T13">20px</text:span><text:span text:style-name="T11">;</text:span></text:p>
      <text:p text:style-name="P2"><text:span text:style-name="T10">            </text:span><text:span text:style-name="T6">border</text:span><text:span text:style-name="T11">: </text:span><text:span text:style-name="T8">none</text:span><text:span text:style-name="T11">;</text:span></text:p>
      <text:p text:style-name="P2"><text:span text:style-name="T10">            </text:span><text:span text:style-name="T6">cursor</text:span><text:span text:style-name="T11">: </text:span><text:span text:style-name="T8">pointer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13">1rem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</text:span><text:span text:style-name="T11"> </text:span><text:span text:style-name="T12">button:hover</text:span><text:span text:style-name="T11"> {</text:span></text:p>
      <text:p text:style-name="P2"><text:span text:style-name="T10">            </text:span><text:span text:style-name="T6">background-color</text:span><text:span text:style-name="T11">: </text:span><text:span text:style-name="T8">#0e1b0b</text:span><text:span text:style-name="T11">;</text:span></text:p>
      <text:p text:style-name="P3"><text:soft-page-break/>        <text:span text:style-name="T9">}</text:span></text:p>
      <text:p text:style-name="P2"><text:span text:style-name="T10">        </text:span><text:span text:style-name="T12">.footer__bar</text:span><text:span text:style-name="T11"> {</text:span></text:p>
      <text:p text:style-name="P2"><text:span text:style-name="T10">            </text:span><text:span text:style-name="T6">background-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color</text:span><text:span text:style-name="T11">: </text:span><text:span text:style-name="T8">#fff</text:span><text:span text:style-name="T11">;</text:span></text:p>
      <text:p text:style-name="P2"><text:span text:style-name="T10">            </text:span><text:span text:style-name="T6">padding</text:span><text:span text:style-name="T11">: </text:span><text:span text:style-name="T13">10px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__contact</text:span><text:span text:style-name="T11"> {</text:span></text:p>
      <text:p text:style-name="P2"><text:span text:style-name="T10">            </text:span><text:span text:style-name="T6">margin-top</text:span><text:span text:style-name="T11">: </text:span><text:span text:style-name="T13">20px</text:span><text:span text:style-name="T11">;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font-size</text:span><text:span text:style-name="T11">: </text:span><text:span text:style-name="T13">1rem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__contact</text:span><text:span text:style-name="T11"> </text:span><text:span text:style-name="T12">a</text:span><text:span text:style-name="T11"> {</text:span></text:p>
      <text:p text:style-name="P2"><text:span text:style-name="T10">            </text:span><text:span text:style-name="T6">color</text:span><text:span text:style-name="T11">: </text:span><text:span text:style-name="T8">#0e1b0b</text:span><text:span text:style-name="T11">;</text:span></text:p>
      <text:p text:style-name="P2"><text:span text:style-name="T10">            </text:span><text:span text:style-name="T6">text-decoration</text:span><text:span text:style-name="T11">: </text:span><text:span text:style-name="T8">none</text:span><text:span text:style-name="T11">;</text:span></text:p>
      <text:p text:style-name="P3">        <text:span text:style-name="T9">}</text:span></text:p>
      <text:p text:style-name="P2"><text:span text:style-name="T10">        </text:span><text:span text:style-name="T12">.footer__contact</text:span><text:span text:style-name="T11"> </text:span><text:span text:style-name="T12">a:hover</text:span><text:span text:style-name="T11"> {</text:span></text:p>
      <text:p text:style-name="P2"><text:span text:style-name="T10">            </text:span><text:span text:style-name="T6">text-decoration</text:span><text:span text:style-name="T11">: </text:span><text:span text:style-name="T8">underline</text:span><text:span text:style-name="T11">;</text:span></text:p>
      <text:p text:style-name="P3">        <text:span text:style-name="T9">}</text:span></text:p>
      <text:p text:style-name="P2"><text:span text:style-name="T10">    </text:span><text:span text:style-name="T2">&lt;/</text:span><text:span text:style-name="T4">style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2">     <text:span text:style-name="T2">&lt;</text:span><text:span text:style-name="T4">img</text:span><text:span text:style-name="T9"> </text:span><text:span text:style-name="T6">src</text:span><text:span text:style-name="T9">=</text:span><text:span text:style-name="T8">"d1.jpg"</text:span><text:span text:style-name="T9"> </text:span><text:span text:style-name="T6">class</text:span><text:span text:style-name="T9">=</text:span><text:span text:style-name="T8">"img"</text:span><text:span text:style-name="T9"> </text:span><text:span text:style-name="T6">alt</text:span><text:span text:style-name="T9">=</text:span><text:span text:style-name="T8">"logo img"</text:span><text:span text:style-name="T2">&gt;</text:span></text:p>
      <text:p text:style-name="P2">    <text:span text:style-name="T2">&lt;</text:span><text:span text:style-name="T4">section</text:span><text:span text:style-name="T9"> </text:span><text:span text:style-name="T6">id</text:span><text:span text:style-name="T9">=</text:span><text:span text:style-name="T8">"head"</text:span><text:span text:style-name="T2">&gt;</text:span></text:p>
      <text:p text:style-name="P2">        <text:span text:style-name="T2">&lt;</text:span><text:span text:style-name="T4">h1</text:span><text:span text:style-name="T2">&gt;&lt;</text:span><text:span text:style-name="T4">b</text:span><text:span text:style-name="T2">&gt;</text:span><text:span text:style-name="T9">A.EVENTS</text:span><text:span text:style-name="T2">&lt;/</text:span><text:span text:style-name="T4">b</text:span><text:span text:style-name="T2">&gt;&lt;/</text:span><text:span text:style-name="T4">h1</text:span><text:span text:style-name="T2">&gt;</text:span></text:p>
      <text:p text:style-name="P2">        <text:span text:style-name="T2">&lt;</text:span><text:span text:style-name="T4">header</text:span><text:span text:style-name="T9"> </text:span><text:span text:style-name="T6">id</text:span><text:span text:style-name="T9">=</text:span><text:span text:style-name="T8">"header"</text:span><text:span text:style-name="T2">&gt;</text:span></text:p>
      <text:p text:style-name="P2">        <text:span text:style-name="T2">&lt;</text:span><text:span text:style-name="T4">p</text:span><text:span text:style-name="T2">&gt;&lt;</text:span><text:span text:style-name="T4">h2</text:span><text:span text:style-name="T2">&gt;&lt;</text:span><text:span text:style-name="T4">b</text:span><text:span text:style-name="T2">&gt;</text:span><text:span text:style-name="T9">YOU DREAM </text:span><text:span text:style-name="T2">&lt;</text:span><text:span text:style-name="T4">span</text:span><text:span text:style-name="T2">&gt;</text:span><text:span text:style-name="T9">WE PLAN</text:span><text:span text:style-name="T2">&lt;/</text:span><text:span text:style-name="T4">span</text:span><text:span text:style-name="T2">&gt;&lt;/</text:span><text:span text:style-name="T4">b</text:span><text:span text:style-name="T2">&gt;&lt;/</text:span><text:span text:style-name="T4">h2</text:span><text:span text:style-name="T2">&gt;&lt;/</text:span><text:span text:style-name="T4">p</text:span><text:span text:style-name="T2">&gt;</text:span></text:p>
      <text:p text:style-name="P2">        <text:span text:style-name="T2">&lt;/</text:span><text:span text:style-name="T4">header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nav-links"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aboutuss.html"</text:span><text:span text:style-name="T2">&gt;</text:span><text:span text:style-name="T9">ABOUT US</text:span><text:span text:style-name="T2">&lt;/</text:span><text:span text:style-name="T4">a</text:span><text:span text:style-name="T2">&gt;</text:span><text:span text:style-name="T4">&amp;nbsp;</text:span><text:span text:style-name="T9"> </text:span><text:span text:style-name="T4">&amp;nbsp;</text:span><text:span text:style-name="T9"> </text:span><text:span text:style-name="T4">&amp;nbsp;</text:span><text:span text:style-name="T9"> </text:span><text:span text:style-name="T4">&amp;nbsp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services.html"</text:span><text:span text:style-name="T2">&gt;</text:span><text:span text:style-name="T9">SERVICES</text:span><text:span text:style-name="T2">&lt;/</text:span><text:span text:style-name="T4">a</text:span><text:span text:style-name="T2">&gt;</text:span><text:span text:style-name="T4">&amp;nbsp;</text:span><text:span text:style-name="T9"> </text:span><text:span text:style-name="T4">&amp;nbsp;</text:span><text:span text:style-name="T9"> </text:span><text:span text:style-name="T4">&amp;nbsp;</text:span><text:span text:style-name="T9"> </text:span><text:span text:style-name="T4">&amp;nbsp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PORTFOLIO</text:span><text:span text:style-name="T2">&lt;/</text:span><text:span text:style-name="T4">a</text:span><text:span text:style-name="T2">&gt;</text:span><text:span text:style-name="T4">&amp;nbsp;</text:span><text:span text:style-name="T9"> </text:span><text:span text:style-name="T4">&amp;nbsp;</text:span><text:span text:style-name="T9"> </text:span><text:span text:style-name="T4">&amp;nbsp;</text:span><text:span text:style-name="T9"> </text:span><text:span text:style-name="T4">&amp;nbsp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4"/>
      <text:p text:style-name="P2">    <text:span text:style-name="T2">&lt;</text:span><text:span text:style-name="T4">div</text:span><text:span text:style-name="T2">&gt;</text:span></text:p>
      <text:p text:style-name="P2">        <text:span text:style-name="T2">&lt;</text:span><text:span text:style-name="T4">p</text:span><text:span text:style-name="T2">&gt;&lt;</text:span><text:span text:style-name="T4">h3</text:span><text:span text:style-name="T2">&gt;&lt;</text:span><text:span text:style-name="T4">i</text:span><text:span text:style-name="T2">&gt;</text:span><text:span text:style-name="T9">"In the world of events, it's not just about what you see, but how it makes you feel."</text:span><text:span text:style-name="T2">&lt;/</text:span><text:span text:style-name="T4">i</text:span><text:span text:style-name="T2">&gt;&lt;/</text:span><text:span text:style-name="T4">h3</text:span><text:span text:style-name="T2">&gt;&lt;/</text:span><text:span text:style-name="T4">b</text:span><text:span text:style-name="T2">&gt;&lt;/</text:span><text:span text:style-name="T4">p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4"/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d2"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u.jpg"</text:span><text:span text:style-name="T9"> </text:span><text:span text:style-name="T6">id</text:span><text:span text:style-name="T9">=</text:span><text:span text:style-name="T8">"img"</text:span><text:span text:style-name="T9"> </text:span><text:span text:style-name="T6">alt</text:span><text:span text:style-name="T9">=</text:span><text:span text:style-name="T8">"Centered Image"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4"/>
      <text:p text:style-name="P2">    <text:span text:style-name="T2">&lt;</text:span><text:span text:style-name="T4">div</text:span><text:span text:style-name="T9"> </text:span><text:span text:style-name="T6">id</text:span><text:span text:style-name="T9">=</text:span><text:span text:style-name="T8">"d3"</text:span><text:span text:style-name="T2">&gt;</text:span></text:p>
      <text:p text:style-name="P2">        <text:span text:style-name="T2">&lt;</text:span><text:span text:style-name="T4">p</text:span><text:span text:style-name="T2">&gt;&lt;</text:span><text:span text:style-name="T4">i</text:span><text:span text:style-name="T2">&gt;&lt;</text:span><text:span text:style-name="T4">b</text:span><text:span text:style-name="T2">&gt;</text:span></text:p>
      <text:p text:style-name="P2">            <text:span text:style-name="T9">Welcome to </text:span><text:span text:style-name="T2">&lt;</text:span><text:span text:style-name="T4">b</text:span><text:span text:style-name="T2">&gt;</text:span><text:span text:style-name="T9">A.EVENTS</text:span><text:span text:style-name="T2">&lt;/</text:span><text:span text:style-name="T4">b</text:span><text:span text:style-name="T2">&gt;</text:span><text:span text:style-name="T9">, where your dreams take flight with ease and elegance. Imagine a day where</text:span></text:p>
      <text:p text:style-name="P2">            <text:span text:style-name="T9">every detail, from the grand design to the smallest of etiquette nuances,</text:span><text:span text:style-name="T2">&lt;</text:span><text:span text:style-name="T4">br</text:span><text:span text:style-name="T2">&gt;</text:span><text:span text:style-name="T9">is meticulously handled by a</text:span></text:p>
      <text:p text:style-name="P2">            <text:span text:style-name="T9">dedicated coordinator. At </text:span><text:span text:style-name="T2">&lt;</text:span><text:span text:style-name="T4">b</text:span><text:span text:style-name="T2">&gt;</text:span><text:span text:style-name="T9">A.EVENTS</text:span><text:span text:style-name="T2">&lt;/</text:span><text:span text:style-name="T4">b</text:span><text:span text:style-name="T2">&gt;</text:span><text:span text:style-name="T9">, we pride ourselves on transforming your stress into seamless celebrations, ensuring everything aligns </text:span></text:p>
      <text:p text:style-name="P2">            <text:span text:style-name="T9">with your vision.</text:span><text:span text:style-name="T2">&lt;/</text:span><text:span text:style-name="T4">b</text:span><text:span text:style-name="T2">&gt;&lt;/</text:span><text:span text:style-name="T4">i</text:span><text:span text:style-name="T2">&gt;</text:span></text:p>
      <text:p text:style-name="P2">        <text:span text:style-name="T2">&lt;/</text:span><text:span text:style-name="T4">p</text:span><text:span text:style-name="T2">&gt;</text:span></text:p>
      <text:p text:style-name="P2"><text:soft-page-break/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display__container"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l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w.jpg"</text:span><text:span text:style-name="T9"> </text:span><text:span text:style-name="T6">alt</text:span><text:span text:style-name="T9">=</text:span><text:span text:style-name="T8">"display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ntent"</text:span><text:span text:style-name="T2">&gt;</text:span></text:p>
      <text:p text:style-name="P2">                <text:span text:style-name="T2">&lt;</text:span><text:span text:style-name="T4">h4</text:span><text:span text:style-name="T2">&gt;</text:span><text:span text:style-name="T9">WEDDING</text:span><text:span text:style-name="T2">&lt;/</text:span><text:span text:style-name="T4">h4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l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bir.jpg"</text:span><text:span text:style-name="T9"> </text:span><text:span text:style-name="T6">alt</text:span><text:span text:style-name="T9">=</text:span><text:span text:style-name="T8">"display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ntent"</text:span><text:span text:style-name="T2">&gt;</text:span></text:p>
      <text:p text:style-name="P2">                <text:span text:style-name="T2">&lt;</text:span><text:span text:style-name="T4">h4</text:span><text:span text:style-name="T2">&gt;</text:span><text:span text:style-name="T9">BIRTHDAYS</text:span><text:span text:style-name="T2">&lt;/</text:span><text:span text:style-name="T4">h4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l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conce.jpg"</text:span><text:span text:style-name="T9"> </text:span><text:span text:style-name="T6">alt</text:span><text:span text:style-name="T9">=</text:span><text:span text:style-name="T8">"display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ntent"</text:span><text:span text:style-name="T2">&gt;</text:span></text:p>
      <text:p text:style-name="P2">                <text:span text:style-name="T2">&lt;</text:span><text:span text:style-name="T4">h4</text:span><text:span text:style-name="T2">&gt;</text:span><text:span text:style-name="T9">CONCERTS</text:span><text:span text:style-name="T2">&lt;/</text:span><text:span text:style-name="T4">h4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l"</text:span><text:span text:style-name="T2">&gt;</text:span></text:p>
      <text:p text:style-name="P2">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for.jpg"</text:span><text:span text:style-name="T9"> </text:span><text:span text:style-name="T6">alt</text:span><text:span text:style-name="T9">=</text:span><text:span text:style-name="T8">"display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display__content"</text:span><text:span text:style-name="T2">&gt;</text:span></text:p>
      <text:p text:style-name="P2">                <text:span text:style-name="T2">&lt;</text:span><text:span text:style-name="T4">h4</text:span><text:span text:style-name="T2">&gt;</text:span><text:span text:style-name="T9">FORMAL PARTIES</text:span><text:span text:style-name="T2">&lt;/</text:span><text:span text:style-name="T4">h4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2">&lt;</text:span><text:span text:style-name="T4">footer</text:span><text:span text:style-name="T9"> </text:span><text:span text:style-name="T6">class</text:span><text:span text:style-name="T9">=</text:span><text:span text:style-name="T8">"footer"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d1.jpg"</text:span><text:span text:style-name="T9"> </text:span><text:span text:style-name="T6">alt</text:span><text:span text:style-name="T9">=</text:span><text:span text:style-name="T8">"footer logo"</text:span><text:span text:style-name="T2">&gt;</text:span></text:p>
      <text:p text:style-name="P2">        <text:span text:style-name="T2">&lt;</text:span><text:span text:style-name="T4">h3</text:span><text:span text:style-name="T2">&gt;</text:span><text:span text:style-name="T9">Ready to make your dreams come True?</text:span><text:span text:style-name="T2">&lt;/</text:span><text:span text:style-name="T4">h3</text:span><text:span text:style-name="T2">&gt;</text:span></text:p>
      <text:p text:style-name="P2">        <text:span text:style-name="T2">&lt;</text:span><text:span text:style-name="T4">p</text:span><text:span text:style-name="T2">&gt;</text:span><text:span text:style-name="T9">Take the first step towards your dream plannings by reaching out to us for a consultation. </text:span></text:p>
      <text:p text:style-name="P2">        <text:span text:style-name="T9">Let us embark on this exciting journey together to create memories that truly represents your style, personality, and aspirations.</text:span><text:span text:style-name="T2">&lt;/</text:span><text:span text:style-name="T4">p</text:span><text:span text:style-name="T2">&gt;</text:span></text:p>
      <text:p text:style-name="P2">        <text:span text:style-name="T2">&lt;</text:span><text:span text:style-name="T4">form</text:span><text:span text:style-name="T9"> </text:span><text:span text:style-name="T6">action</text:span><text:span text:style-name="T9">=</text:span><text:span text:style-name="T8">"side.html"</text:span><text:span text:style-name="T2">&gt;</text:span></text:p>
      <text:p text:style-name="P2">        <text:span text:style-name="T2">&lt;</text:span><text:span text:style-name="T4">button</text:span><text:span text:style-name="T2">&gt;</text:span><text:span text:style-name="T9">BOOK NOW</text:span><text:span text:style-name="T2">&lt;/</text:span><text:span text:style-name="T4">button</text:span><text:span text:style-name="T2">&gt;</text:span></text:p>
      <text:p text:style-name="P2">        <text:span text:style-name="T2">&lt;/</text:span><text:span text:style-name="T4">form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__contact"</text:span><text:span text:style-name="T2">&gt;</text:span></text:p>
      <text:p text:style-name="P2">            <text:span text:style-name="T2">&lt;</text:span><text:span text:style-name="T4">p</text:span><text:span text:style-name="T2">&gt;&lt;</text:span><text:span text:style-name="T4">b</text:span><text:span text:style-name="T2">&gt;</text:span><text:span text:style-name="T9">Contact us:</text:span><text:span text:style-name="T2">&lt;/</text:span><text:span text:style-name="T4">b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p</text:span><text:span text:style-name="T2">&gt;&lt;</text:span><text:span text:style-name="T4">b</text:span><text:span text:style-name="T2">&gt;</text:span><text:span text:style-name="T9">Phone: </text:span><text:span text:style-name="T2">&lt;/</text:span><text:span text:style-name="T4">b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tel:+9888888888"</text:span><text:span text:style-name="T2">&gt;</text:span><text:span text:style-name="T9">9889880999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p</text:span><text:span text:style-name="T2">&gt;&lt;</text:span><text:span text:style-name="T4">b</text:span><text:span text:style-name="T2">&gt;</text:span><text:span text:style-name="T9">Email: </text:span><text:span text:style-name="T2">&lt;/</text:span><text:span text:style-name="T4">b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mailto:ddesign2024@gmail.com"</text:span><text:span text:style-name="T2">&gt;</text:span><text:span text:style-name="T9">aevents2024@gmail.com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    <text:span text:style-name="T2">&lt;</text:span><text:span text:style-name="T4">p</text:span><text:span text:style-name="T2">&gt;&lt;</text:span><text:span text:style-name="T4">b</text:span><text:span text:style-name="T2">&gt;</text:span><text:span text:style-name="T9">Instagram: </text:span><text:span text:style-name="T2">&lt;/</text:span><text:span text:style-name="T4">b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https://instagram.com/ddesign2024"</text:span><text:span text:style-name="T9"> </text:span><text:span text:style-name="T6">target</text:span><text:span text:style-name="T9">=</text:span><text:span text:style-name="T8">"_blank"</text:span><text:span text:style-name="T2">&gt;</text:span><text:span text:style-name="T9">@aevents2024</text:span><text:span text:style-name="T2">&lt;/</text:span><text:span text:style-name="T4">a</text:span><text:span text:style-name="T2">&gt;&lt;/</text:span><text:span text:style-name="T4">p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footer</text:span><text:span text:style-name="T2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0T21:57:10.237000000</meta:creation-date>
    <dc:date>2024-11-10T21:58:06.894000000</dc:date>
    <meta:editing-duration>PT57S</meta:editing-duration>
    <meta:editing-cycles>1</meta:editing-cycles>
    <meta:document-statistic meta:table-count="0" meta:image-count="0" meta:object-count="0" meta:page-count="4" meta:paragraph-count="195" meta:word-count="476" meta:character-count="5895" meta:non-whitespace-character-count="3755"/>
    <meta:generator>Neat_Office/6.2.8.2$Windows_x86 LibreOffice_project/</meta:generator>
  </office:meta>
</office:document-meta>
</file>